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3cm"/>
      <style:paragraph-properties style:writing-mode="lr-tb"/>
    </style:style>
    <style:style style:name="gr2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1.15cm" fo:min-width="1.9cm"/>
      <style:paragraph-properties style:writing-mode="lr-tb"/>
    </style:style>
    <style:style style:name="gr3" style:family="graphic" style:parent-style-name="standard">
      <style:graphic-properties svg:stroke-color="#fff200" draw:fill="solid" draw:fill-color="#fffbcc" draw:textarea-horizontal-align="justify" draw:textarea-vertical-align="middle" draw:auto-grow-height="false" fo:min-height="1.15cm" fo:min-width="1.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7cm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1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2.7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text-align="center" style:writing-mode="lr-tb"/>
      <style:text-properties fo:font-size="18pt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solid" draw:fill-color="#72bf44"/>
      <style:paragraph-properties fo:text-align="center"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solid" draw:fill-color="#fffbcc"/>
      <style:paragraph-properties fo:text-align="center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-FR 2019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custom-shape draw:style-name="gr1" draw:text-style-name="P1" xml:id="id2" draw:id="id2" draw:layer="layout" svg:width="3.5cm" svg:height="1.6cm" svg:x="11cm" svg:y="16.893cm">
          <text:p text:style-name="P1"><text:span text:style-name="T1">Str2st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cm" svg:height="1.6cm" svg:x="11cm" svg:y="7.6cm">
          <text:p text:style-name="P1"><text:span text:style-name="T1">Str2str</text:span></text:p>
          <text:p text:style-name="P1"><text:span text:style-name="T1">Ntrip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4cm" svg:height="1.4cm" svg:x="17.983cm" svg:y="5.4cm">
          <text:p text:style-name="P2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4cm" svg:height="1.4cm" svg:x="17.983cm" svg:y="16.993cm">
          <text:p text:style-name="P2"><text:span text:style-name="T1">SD car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2cm" svg:y1="7.3cm" svg:x2="11cm" svg:y2="17.693cm" draw:start-shape="id1" draw:start-glue-point="2" draw:end-shape="id2" draw:end-glue-point="3" svg:d="M7200 7300v10393h3800" svg:viewBox="0 0 3801 10394">
          <text:p/>
        </draw:connector>
        <draw:connector draw:style-name="gr4" draw:text-style-name="P5" draw:layer="layout" svg:x1="7.2cm" svg:y1="7.3cm" svg:x2="11cm" svg:y2="8.4cm" draw:start-shape="id1" draw:start-glue-point="2" draw:end-shape="id3" draw:end-glue-point="3" svg:d="M7200 7300v1100h3800" svg:viewBox="0 0 3801 1101">
          <text:p/>
        </draw:connector>
        <draw:connector draw:style-name="gr4" draw:text-style-name="P5" draw:layer="layout" svg:x1="14.5cm" svg:y1="17.693cm" svg:x2="17.983cm" svg:y2="17.693cm" draw:start-shape="id2" draw:start-glue-point="1" draw:end-shape="id4" svg:d="M14500 17693h3483" svg:viewBox="0 0 3484 1">
          <text:p/>
        </draw:connector>
        <draw:connector draw:style-name="gr4" draw:text-style-name="P5" draw:layer="layout" svg:x1="14.5cm" svg:y1="8.4cm" svg:x2="19.183cm" svg:y2="6.8cm" draw:start-shape="id3" draw:start-glue-point="1" draw:end-shape="id5" draw:end-glue-point="2" svg:d="M14500 8400h4683v-1600" svg:viewBox="0 0 4684 1601">
          <text:p/>
        </draw:connector>
        <draw:custom-shape draw:style-name="gr5" draw:text-style-name="P2" xml:id="id6" draw:id="id6" draw:layer="layout" svg:width="2.2cm" svg:height="1cm" svg:x="1.877cm" svg:y="5.594cm">
          <text:p text:style-name="P2"><text:span text:style-name="T1">ttyS1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0.383cm" svg:y1="6.1cm" svg:x2="22.948cm" svg:y2="6.11cm" draw:start-shape="id5" draw:start-glue-point="1" svg:d="M20383 6100l2565 10" svg:viewBox="0 0 2566 11">
          <text:p/>
        </draw:connector>
        <draw:connector draw:style-name="gr6" draw:text-style-name="P5" draw:layer="layout" draw:type="line" svg:x1="5.6cm" svg:y1="6.1cm" svg:x2="4.077cm" svg:y2="6.094cm" draw:start-shape="id1" draw:start-glue-point="3" draw:end-shape="id6" draw:end-glue-point="1" svg:d="M5600 6100l-1523-6" svg:viewBox="0 0 1524 7">
          <text:p/>
        </draw:connector>
        <draw:custom-shape draw:style-name="gr1" draw:text-style-name="P1" xml:id="id7" draw:id="id7" draw:layer="layout" svg:width="3.5cm" svg:height="1.6cm" svg:x="11cm" svg:y="13.176cm">
          <text:p text:style-name="P1"><text:span text:style-name="T1">Str2str</text:span></text:p>
          <text:p text:style-name="P1"><text:span text:style-name="T1">Rtc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5cm" svg:y1="13.976cm" svg:x2="19.183cm" svg:y2="6.8cm" draw:start-shape="id7" draw:start-glue-point="1" draw:end-shape="id5" draw:end-glue-point="2" svg:d="M14500 13976h4683v-7176" svg:viewBox="0 0 4684 7177">
          <text:p/>
        </draw:connector>
        <draw:connector draw:style-name="gr4" draw:text-style-name="P5" draw:layer="layout" svg:x1="7.2cm" svg:y1="7.3cm" svg:x2="11cm" svg:y2="13.976cm" draw:start-shape="id1" draw:start-glue-point="2" draw:end-shape="id7" draw:end-glue-point="3" svg:d="M7200 7300v6676h3800" svg:viewBox="0 0 3801 6677">
          <text:p/>
        </draw:connector>
        <draw:connector draw:style-name="gr4" draw:text-style-name="P5" draw:layer="layout" svg:x1="8.8cm" svg:y1="6.1cm" svg:x2="17.983cm" svg:y2="6.1cm" draw:start-shape="id1" draw:start-glue-point="1" draw:end-shape="id5" draw:end-glue-point="3" svg:d="M8800 6100h9183" svg:viewBox="0 0 9184 1">
          <text:p/>
        </draw:connector>
        <draw:custom-shape draw:style-name="gr1" draw:text-style-name="P1" xml:id="id8" draw:id="id8" draw:layer="layout" svg:width="3.5cm" svg:height="1.6cm" svg:x="11cm" svg:y="18.75cm">
          <text:p text:style-name="P1"><text:span text:style-name="T1">Gp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" draw:id="id9" draw:layer="layout" svg:width="2.4cm" svg:height="1.4cm" svg:x="17.983cm" svg:y="18.85cm">
          <text:p text:style-name="P2"><text:span text:style-name="T1">Chro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xml:id="id10" draw:id="id10" draw:layer="layout" draw:line-skew="-1.675cm" svg:x1="7.15cm" svg:y1="7.325cm" svg:x2="11cm" svg:y2="19.55cm" draw:end-shape="id8" draw:end-glue-point="3" svg:d="M7150 7325v12225h3850" svg:viewBox="0 0 3851 12226">
          <text:p/>
        </draw:connector>
        <draw:connector draw:style-name="gr4" draw:text-style-name="P5" draw:layer="layout" svg:x1="14.5cm" svg:y1="19.55cm" svg:x2="17.983cm" svg:y2="19.55cm" draw:start-shape="id8" draw:start-glue-point="1" draw:end-shape="id9" draw:end-glue-point="3" svg:d="M14500 19550h3483" svg:viewBox="0 0 3484 1">
          <text:p/>
        </draw:connector>
        <draw:custom-shape draw:style-name="gr1" draw:text-style-name="P1" xml:id="id11" draw:id="id11" draw:layer="layout" svg:width="3.5cm" svg:height="1.6cm" svg:x="11cm" svg:y="15.035cm">
          <text:p text:style-name="P1"><text:span text:style-name="T1">Str2str</text:span></text:p>
          <text:p text:style-name="P1"><text:span text:style-name="T1">Serial Rtc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.65cm" svg:x1="7.15cm" svg:y1="7.325cm" svg:x2="11cm" svg:y2="15.835cm" draw:start-shape="id10" draw:start-glue-point="2" draw:end-shape="id11" draw:end-glue-point="3" svg:d="M7150 7325h50v8510h3800" svg:viewBox="0 0 3851 8511">
          <text:p/>
        </draw:connector>
        <draw:custom-shape draw:style-name="gr5" draw:text-style-name="P2" xml:id="id12" draw:id="id12" draw:layer="layout" svg:width="2.2cm" svg:height="1cm" svg:x="17.983cm" svg:y="15.335cm">
          <text:p text:style-name="P2"><text:span text:style-name="T1">tty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5cm" svg:y1="15.835cm" svg:x2="17.983cm" svg:y2="15.835cm" draw:start-shape="id11" draw:start-glue-point="1" draw:end-shape="id12" draw:end-glue-point="3" svg:d="M14500 15835h3483" svg:viewBox="0 0 3484 1">
          <text:p/>
        </draw:connector>
        <draw:connector draw:style-name="gr4" draw:text-style-name="P5" draw:layer="layout" svg:x1="20.183cm" svg:y1="15.835cm" svg:x2="22.172cm" svg:y2="15.833cm" draw:start-shape="id12" draw:start-glue-point="1" svg:d="M20183 15835h1245v-2h744" svg:viewBox="0 0 1990 3">
          <text:p/>
        </draw:connector>
        <draw:custom-shape draw:style-name="gr8" draw:text-style-name="P2" xml:id="id1" draw:id="id1" draw:layer="layout" svg:width="3.2cm" svg:height="2.4cm" svg:x="5.6cm" svg:y="4.9cm">
          <text:p text:style-name="P2"><text:span text:style-name="T1">Str2str</text:span></text:p>
          <text:p text:style-name="P2"><text:span text:style-name="T1">TC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5cm" svg:height="1.6cm" svg:x="11cm" svg:y="9.459cm">
          <text:p text:style-name="P1"><text:span text:style-name="T1">Str2str</text:span></text:p>
          <text:p text:style-name="P1"><text:span text:style-name="T1">Ntrip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7.2cm" svg:y1="7.3cm" svg:x2="11cm" svg:y2="10.259cm" draw:start-shape="id1" draw:start-glue-point="2" draw:end-shape="id13" draw:end-glue-point="3" svg:d="M7200 7300v2959h3800" svg:viewBox="0 0 3801 2960">
          <text:p/>
        </draw:connector>
        <draw:connector draw:style-name="gr4" draw:text-style-name="P5" draw:layer="layout" svg:x1="14.5cm" svg:y1="10.259cm" svg:x2="19.183cm" svg:y2="6.8cm" draw:start-shape="id13" draw:start-glue-point="1" draw:end-shape="id5" draw:end-glue-point="2" svg:d="M14500 10259h4683v-3459" svg:viewBox="0 0 4684 3460">
          <text:p/>
        </draw:connector>
        <draw:custom-shape draw:style-name="gr1" draw:text-style-name="P1" xml:id="id14" draw:id="id14" draw:layer="layout" svg:width="3.5cm" svg:height="1.6cm" svg:x="11cm" svg:y="11.317cm">
          <text:p text:style-name="P1"><text:span text:style-name="T1">Str2str</text:span></text:p>
          <text:p text:style-name="P1"><text:span text:style-name="T1">Ntrip C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7.2cm" svg:y1="7.3cm" svg:x2="11cm" svg:y2="12.117cm" draw:start-shape="id1" draw:start-glue-point="2" draw:end-shape="id14" draw:end-glue-point="3" svg:d="M7200 7300v4817h3800" svg:viewBox="0 0 3801 4818">
          <text:p/>
        </draw:connector>
        <draw:connector draw:style-name="gr4" draw:text-style-name="P5" draw:layer="layout" svg:x1="14.5cm" svg:y1="12.117cm" svg:x2="19.183cm" svg:y2="6.8cm" draw:start-shape="id14" draw:start-glue-point="1" draw:end-shape="id5" draw:end-glue-point="2" svg:d="M14500 12117h4683v-5317" svg:viewBox="0 0 4684 5318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03cm" fo:margin-bottom="0cm" fo:text-indent="0cm"/>
      <style:text-properties fo:font-size="21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7cm" fo:margin-bottom="0cm" fo:text-indent="0cm"/>
      <style:text-properties fo:font-size="18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51cm" fo:margin-bottom="0cm" fo:text-indent="0cm"/>
      <style:text-properties fo:font-size="15.199999809265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8.5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8.8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3cm" presentation:class="title" presentation:placeholder="true">
        <draw:text-box/>
      </draw:frame>
      <draw:frame presentation:style-name="Midnightblue1-outline1" draw:layer="backgroundobjects" svg:width="26cm" svg:height="10.4cm" svg:x="1cm" svg:y="9.6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6-10T18:36:29.320000000</meta:creation-date>
    <meta:editing-duration>P3DT6H39M33S</meta:editing-duration>
    <meta:editing-cycles>31</meta:editing-cycles>
    <meta:generator>LibreOffice/7.4.2.3$Windows_X86_64 LibreOffice_project/382eef1f22670f7f4118c8c2dd222ec7ad009daf</meta:generator>
    <dc:title>Midnightblue</dc:title>
    <dc:date>2022-12-18T20:01:34.381000000</dc:date>
    <meta:document-statistic meta:object-count="85"/>
  </office:meta>
</office:document-meta>
</file>